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20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4-07" calcext:value-type="date">
            <text:p>04/07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4"/>
          <table:table-cell table:style-name="ce24" table:number-columns-spanned="5" table:number-rows-spanned="1"/>
          <table:covered-table-cell table:number-columns-repeated="4" table:style-name="ce24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06T15:28:41.097914181</dc:date>
    <meta:editing-duration>PT3H14M51S</meta:editing-duration>
    <meta:editing-cycles>50</meta:editing-cycles>
    <meta:generator>LibreOffice/7.4.7.2$Linux_AARCH64 LibreOffice_project/40$Build-2</meta:generator>
    <meta:document-statistic meta:table-count="1" meta:cell-count="30" meta:object-count="1"/>
  </office:meta>
</office:document-meta>
</file>